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scrib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assengerId</text:p>
          </table:table-cell>
          <table:table-cell office:value-type="string" calcext:value-type="string">
            <text:p><text:s text:c="3"/>Survived</text:p>
          </table:table-cell>
          <table:table-cell office:value-type="string" calcext:value-type="string">
            <text:p><text:s text:c="4"/>Pclass</text:p>
          </table:table-cell>
          <table:table-cell office:value-type="string" calcext:value-type="string">
            <text:p><text:s text:c="8"/>Age</text:p>
          </table:table-cell>
          <table:table-cell office:value-type="string" calcext:value-type="string">
            <text:p><text:s/>SibSp</text:p>
          </table:table-cell>
          <table:table-cell office:value-type="string" calcext:value-type="string">
            <text:p><text:s text:c="5"/>Parch</text:p>
          </table:table-cell>
          <table:table-cell office:value-type="string" calcext:value-type="string">
            <text:p><text:s text:c="6"/>Fare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3" office:value-type="float" office:value="891" calcext:value-type="float">
            <text:p>891</text:p>
          </table:table-cell>
          <table:table-cell office:value-type="float" office:value="714" calcext:value-type="float">
            <text:p>714</text:p>
          </table:table-cell>
          <table:table-cell table:number-columns-repeated="3"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446" calcext:value-type="float">
            <text:p>446</text:p>
          </table:table-cell>
          <table:table-cell office:value-type="float" office:value="0.383838" calcext:value-type="float">
            <text:p>0.383838</text:p>
          </table:table-cell>
          <table:table-cell office:value-type="float" office:value="2.308642" calcext:value-type="float">
            <text:p>2.308642</text:p>
          </table:table-cell>
          <table:table-cell office:value-type="float" office:value="29.699118" calcext:value-type="float">
            <text:p>29.699118</text:p>
          </table:table-cell>
          <table:table-cell office:value-type="float" office:value="0.523008" calcext:value-type="float">
            <text:p>0.523008</text:p>
          </table:table-cell>
          <table:table-cell office:value-type="float" office:value="0.381594" calcext:value-type="float">
            <text:p>0.381594</text:p>
          </table:table-cell>
          <table:table-cell office:value-type="float" office:value="32.204208" calcext:value-type="float">
            <text:p>32.204208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257.353842" calcext:value-type="float">
            <text:p>257.353842</text:p>
          </table:table-cell>
          <table:table-cell office:value-type="float" office:value="0.486592" calcext:value-type="float">
            <text:p>0.486592</text:p>
          </table:table-cell>
          <table:table-cell office:value-type="float" office:value="0.836071" calcext:value-type="float">
            <text:p>0.836071</text:p>
          </table:table-cell>
          <table:table-cell office:value-type="float" office:value="14.526497" calcext:value-type="float">
            <text:p>14.526497</text:p>
          </table:table-cell>
          <table:table-cell office:value-type="float" office:value="1.102743" calcext:value-type="float">
            <text:p>1.102743</text:p>
          </table:table-cell>
          <table:table-cell office:value-type="float" office:value="0.806057" calcext:value-type="float">
            <text:p>0.806057</text:p>
          </table:table-cell>
          <table:table-cell office:value-type="float" office:value="49.693429" calcext:value-type="float">
            <text:p>49.69342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percentage" office:value="0.25" calcext:value-type="percentage">
            <text:p>25.00%</text:p>
          </table:table-cell>
          <table:table-cell office:value-type="float" office:value="223.5" calcext:value-type="float">
            <text:p>223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.125" calcext:value-type="float">
            <text:p>20.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104" calcext:value-type="float">
            <text:p>7.9104</text:p>
          </table:table-cell>
        </table:table-row>
        <table:table-row table:style-name="ro1">
          <table:table-cell table:style-name="ce1" office:value-type="percentage" office:value="0.5" calcext:value-type="percentage">
            <text:p>50.00%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4542" calcext:value-type="float">
            <text:p>14.4542</text:p>
          </table:table-cell>
        </table:table-row>
        <table:table-row table:style-name="ro1">
          <table:table-cell table:style-name="ce1" office:value-type="percentage" office:value="0.75" calcext:value-type="percentage">
            <text:p>75.00%</text:p>
          </table:table-cell>
          <table:table-cell office:value-type="float" office:value="668.5" calcext:value-type="float">
            <text:p>668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12.3292" calcext:value-type="float">
            <text:p>512.329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Correlatio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/>PassengerId</text:p>
          </table:table-cell>
          <table:table-cell office:value-type="string" calcext:value-type="string">
            <text:p><text:s/>Survived</text:p>
          </table:table-cell>
          <table:table-cell office:value-type="string" calcext:value-type="string">
            <text:p><text:s text:c="4"/>Pclass</text:p>
          </table:table-cell>
          <table:table-cell office:value-type="string" calcext:value-type="string">
            <text:p><text:s text:c="6"/>Age</text:p>
          </table:table-cell>
          <table:table-cell office:value-type="string" calcext:value-type="string">
            <text:p><text:s text:c="4"/>SibSp</text:p>
          </table:table-cell>
          <table:table-cell office:value-type="string" calcext:value-type="string">
            <text:p><text:s text:c="4"/>Parch </text:p>
          </table:table-cell>
          <table:table-cell office:value-type="string" calcext:value-type="string">
            <text:p><text:s text:c="5"/>Fare</text:p>
          </table:table-cell>
        </table:table-row>
        <table:table-row table:style-name="ro1">
          <table:table-cell table:style-name="ce1" office:value-type="string" calcext:value-type="string">
            <text:p>PassengerId</text:p>
          </table:table-cell>
          <table:table-cell office:value-type="float" office:value="1" calcext:value-type="float">
            <text:p>1</text:p>
          </table:table-cell>
          <table:table-cell office:value-type="float" office:value="-0.005007" calcext:value-type="float">
            <text:p>-0.005007</text:p>
          </table:table-cell>
          <table:table-cell office:value-type="float" office:value="-0.035144" calcext:value-type="float">
            <text:p>-0.035144</text:p>
          </table:table-cell>
          <table:table-cell office:value-type="float" office:value="0.036847" calcext:value-type="float">
            <text:p>0.036847</text:p>
          </table:table-cell>
          <table:table-cell office:value-type="float" office:value="-0.057527" calcext:value-type="float">
            <text:p>-0.057527</text:p>
          </table:table-cell>
          <table:table-cell office:value-type="float" office:value="-0.001652" calcext:value-type="float">
            <text:p>-0.001652</text:p>
          </table:table-cell>
          <table:table-cell office:value-type="float" office:value="0.012658" calcext:value-type="float">
            <text:p>0.012658</text:p>
          </table:table-cell>
        </table:table-row>
        <table:table-row table:style-name="ro1">
          <table:table-cell table:style-name="ce1" office:value-type="string" calcext:value-type="string">
            <text:p>Survived</text:p>
          </table:table-cell>
          <table:table-cell office:value-type="float" office:value="-0.005007" calcext:value-type="float">
            <text:p>-0.005007</text:p>
          </table:table-cell>
          <table:table-cell office:value-type="float" office:value="1" calcext:value-type="float">
            <text:p>1</text:p>
          </table:table-cell>
          <table:table-cell office:value-type="float" office:value="-0.338481" calcext:value-type="float">
            <text:p>-0.338481</text:p>
          </table:table-cell>
          <table:table-cell office:value-type="float" office:value="-0.077221" calcext:value-type="float">
            <text:p>-0.077221</text:p>
          </table:table-cell>
          <table:table-cell office:value-type="float" office:value="-0.035322" calcext:value-type="float">
            <text:p>-0.035322</text:p>
          </table:table-cell>
          <table:table-cell office:value-type="float" office:value="0.081629" calcext:value-type="float">
            <text:p>0.081629</text:p>
          </table:table-cell>
          <table:table-cell office:value-type="float" office:value="0.257307" calcext:value-type="float">
            <text:p>0.257307</text:p>
          </table:table-cell>
        </table:table-row>
        <table:table-row table:style-name="ro1">
          <table:table-cell table:style-name="ce1" office:value-type="string" calcext:value-type="string">
            <text:p>Pclass</text:p>
          </table:table-cell>
          <table:table-cell office:value-type="float" office:value="-0.035144" calcext:value-type="float">
            <text:p>-0.035144</text:p>
          </table:table-cell>
          <table:table-cell office:value-type="float" office:value="-0.338481" calcext:value-type="float">
            <text:p>-0.338481</text:p>
          </table:table-cell>
          <table:table-cell office:value-type="float" office:value="1" calcext:value-type="float">
            <text:p>1</text:p>
          </table:table-cell>
          <table:table-cell office:value-type="float" office:value="-0.369226" calcext:value-type="float">
            <text:p>-0.369226</text:p>
          </table:table-cell>
          <table:table-cell office:value-type="float" office:value="0.083081" calcext:value-type="float">
            <text:p>0.083081</text:p>
          </table:table-cell>
          <table:table-cell office:value-type="float" office:value="0.018443" calcext:value-type="float">
            <text:p>0.018443</text:p>
          </table:table-cell>
          <table:table-cell office:value-type="float" office:value="-0.5495" calcext:value-type="float">
            <text:p>-0.5495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float" office:value="0.036847" calcext:value-type="float">
            <text:p>0.036847</text:p>
          </table:table-cell>
          <table:table-cell office:value-type="float" office:value="-0.077221" calcext:value-type="float">
            <text:p>-0.077221</text:p>
          </table:table-cell>
          <table:table-cell office:value-type="float" office:value="-0.369226" calcext:value-type="float">
            <text:p>-0.369226</text:p>
          </table:table-cell>
          <table:table-cell office:value-type="float" office:value="1" calcext:value-type="float">
            <text:p>1</text:p>
          </table:table-cell>
          <table:table-cell office:value-type="float" office:value="-0.308247" calcext:value-type="float">
            <text:p>-0.308247</text:p>
          </table:table-cell>
          <table:table-cell office:value-type="float" office:value="-0.189119" calcext:value-type="float">
            <text:p>-0.189119</text:p>
          </table:table-cell>
          <table:table-cell office:value-type="float" office:value="0.096067" calcext:value-type="float">
            <text:p>0.096067</text:p>
          </table:table-cell>
        </table:table-row>
        <table:table-row table:style-name="ro1">
          <table:table-cell office:value-type="string" calcext:value-type="string">
            <text:p>SibSp</text:p>
          </table:table-cell>
          <table:table-cell office:value-type="float" office:value="-0.057527" calcext:value-type="float">
            <text:p>-0.057527</text:p>
          </table:table-cell>
          <table:table-cell office:value-type="float" office:value="-0.035322" calcext:value-type="float">
            <text:p>-0.035322</text:p>
          </table:table-cell>
          <table:table-cell office:value-type="float" office:value="0.083081" calcext:value-type="float">
            <text:p>0.083081</text:p>
          </table:table-cell>
          <table:table-cell office:value-type="float" office:value="-0.308247" calcext:value-type="float">
            <text:p>-0.308247</text:p>
          </table:table-cell>
          <table:table-cell office:value-type="float" office:value="1" calcext:value-type="float">
            <text:p>1</text:p>
          </table:table-cell>
          <table:table-cell office:value-type="float" office:value="0.414838" calcext:value-type="float">
            <text:p>0.414838</text:p>
          </table:table-cell>
          <table:table-cell office:value-type="float" office:value="0.159651" calcext:value-type="float">
            <text:p>0.159651</text:p>
          </table:table-cell>
        </table:table-row>
        <table:table-row table:style-name="ro1">
          <table:table-cell office:value-type="string" calcext:value-type="string">
            <text:p>Parch</text:p>
          </table:table-cell>
          <table:table-cell office:value-type="float" office:value="-0.001652" calcext:value-type="float">
            <text:p>-0.001652</text:p>
          </table:table-cell>
          <table:table-cell office:value-type="float" office:value="0.081629" calcext:value-type="float">
            <text:p>0.081629</text:p>
          </table:table-cell>
          <table:table-cell office:value-type="float" office:value="0.018443" calcext:value-type="float">
            <text:p>0.018443</text:p>
          </table:table-cell>
          <table:table-cell office:value-type="float" office:value="-0.189119" calcext:value-type="float">
            <text:p>-0.189119</text:p>
          </table:table-cell>
          <table:table-cell office:value-type="float" office:value="0.414838" calcext:value-type="float">
            <text:p>0.414838</text:p>
          </table:table-cell>
          <table:table-cell office:value-type="float" office:value="1" calcext:value-type="float">
            <text:p>1</text:p>
          </table:table-cell>
          <table:table-cell office:value-type="float" office:value="0.216225" calcext:value-type="float">
            <text:p>0.216225</text:p>
          </table:table-cell>
        </table:table-row>
        <table:table-row table:style-name="ro1">
          <table:table-cell office:value-type="string" calcext:value-type="string">
            <text:p>Fare</text:p>
          </table:table-cell>
          <table:table-cell office:value-type="float" office:value="0.012658" calcext:value-type="float">
            <text:p>0.012658</text:p>
          </table:table-cell>
          <table:table-cell office:value-type="float" office:value="0.257307" calcext:value-type="float">
            <text:p>0.257307</text:p>
          </table:table-cell>
          <table:table-cell office:value-type="float" office:value="-0.5495" calcext:value-type="float">
            <text:p>-0.5495</text:p>
          </table:table-cell>
          <table:table-cell office:value-type="float" office:value="0.096067" calcext:value-type="float">
            <text:p>0.096067</text:p>
          </table:table-cell>
          <table:table-cell office:value-type="float" office:value="0.159651" calcext:value-type="float">
            <text:p>0.159651</text:p>
          </table:table-cell>
          <table:table-cell office:value-type="float" office:value="0.216225" calcext:value-type="float">
            <text:p>0.2162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Embar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3" office:value-type="float" office:value="891" calcext:value-type="float">
            <text:p>891</text:p>
          </table:table-cell>
          <table:table-cell office:value-type="float" office:value="204" calcext:value-type="float">
            <text:p>204</text:p>
          </table:table-cell>
          <table:table-cell office:value-type="float" office:value="889" calcext:value-type="float">
            <text:p>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que</text:p>
          </table:table-cell>
          <table:table-cell office:value-type="float" office:value="891" calcext:value-type="float">
            <text:p>891</text:p>
          </table:table-cell>
          <table:table-cell office:value-type="float" office:value="2" calcext:value-type="float">
            <text:p>2</text:p>
          </table:table-cell>
          <table:table-cell office:value-type="float" office:value="681" calcext:value-type="float">
            <text:p>681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<text:s/>NA</text:p>
          </table:table-cell>
          <table:table-cell office:value-type="string" calcext:value-type="string">
            <text:p>male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<text:s/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q</text:p>
          </table:table-cell>
          <table:table-cell office:value-type="float" office:value="1" calcext:value-type="float">
            <text:p>1</text:p>
          </table:table-cell>
          <table:table-cell office:value-type="float" office:value="577" calcext:value-type="float">
            <text:p>57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44" calcext:value-type="float">
            <text:p>644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<text:s text:c="3"/>Pclass</text:p>
          </table:table-cell>
          <table:table-cell office:value-type="string" calcext:value-type="string">
            <text:p><text:s/>Surviv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 <text:s text:c="6"/>1</text:p>
          </table:table-cell>
          <table:table-cell office:value-type="float" office:value="0.62963" calcext:value-type="float">
            <text:p>0.629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<text:s text:c="6"/>2</text:p>
          </table:table-cell>
          <table:table-cell office:value-type="float" office:value="0.472826" calcext:value-type="float">
            <text:p>0.4728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<text:s text:c="6"/>3</text:p>
          </table:table-cell>
          <table:table-cell office:value-type="float" office:value="0.242363" calcext:value-type="float">
            <text:p>0.2423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__________</text:p>
          </table:table-cell>
          <table:table-cell office:value-type="string" calcext:value-type="string">
            <text:p>____________________</text:p>
          </table:table-cell>
          <table:table-cell office:value-type="string" calcext:value-type="string">
            <text:p>_________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Sex</text:p>
          </table:table-cell>
          <table:table-cell office:value-type="string" calcext:value-type="string">
            <text:p><text:s/>Surviv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 <text:s/>female</text:p>
          </table:table-cell>
          <table:table-cell office:value-type="float" office:value="0.742038" calcext:value-type="float">
            <text:p>0.7420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<text:s text:c="3"/>male</text:p>
          </table:table-cell>
          <table:table-cell office:value-type="float" office:value="0.188908" calcext:value-type="float">
            <text:p>0.1889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__________</text:p>
          </table:table-cell>
          <table:table-cell office:value-type="string" calcext:value-type="string">
            <text:p>____________________</text:p>
          </table:table-cell>
          <table:table-cell office:value-type="string" calcext:value-type="string">
            <text:p>_________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ibSp</text:p>
          </table:table-cell>
          <table:table-cell office:value-type="string" calcext:value-type="string">
            <text:p>Surviv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<text:s text:c="5"/>1</text:p>
          </table:table-cell>
          <table:table-cell office:value-type="float" office:value="0.535885" calcext:value-type="float">
            <text:p>0.5358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<text:s text:c="5"/>2</text:p>
          </table:table-cell>
          <table:table-cell office:value-type="float" office:value="0.464286" calcext:value-type="float">
            <text:p>0.4642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 <text:s text:c="5"/>0</text:p>
          </table:table-cell>
          <table:table-cell office:value-type="float" office:value="0.345395" calcext:value-type="float">
            <text:p>0.3453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<text:s text:c="5"/>3</text:p>
          </table:table-cell>
          <table:table-cell office:value-type="float" office:value="0.25" calcext:value-type="float">
            <text:p>0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<text:s text:c="5"/>4</text:p>
          </table:table-cell>
          <table:table-cell office:value-type="float" office:value="0.166667" calcext:value-type="float">
            <text:p>0.1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<text:s text:c="5"/>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<text:s text:c="5"/>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__________</text:p>
          </table:table-cell>
          <table:table-cell office:value-type="string" calcext:value-type="string">
            <text:p>____________________</text:p>
          </table:table-cell>
          <table:table-cell office:value-type="string" calcext:value-type="string">
            <text:p>_________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Parch</text:p>
          </table:table-cell>
          <table:table-cell office:value-type="string" calcext:value-type="string">
            <text:p>Surviv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<text:s text:c="5"/>3</text:p>
          </table:table-cell>
          <table:table-cell office:value-type="float" office:value="0.6" calcext:value-type="float">
            <text:p>0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<text:s text:c="5"/>1</text:p>
          </table:table-cell>
          <table:table-cell office:value-type="float" office:value="0.550847" calcext:value-type="float">
            <text:p>0.5508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<text:s text:c="5"/>2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 <text:s text:c="5"/>0</text:p>
          </table:table-cell>
          <table:table-cell office:value-type="float" office:value="0.343658" calcext:value-type="float">
            <text:p>0.3436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<text:s text:c="5"/>5</text:p>
          </table:table-cell>
          <table:table-cell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<text:s text:c="5"/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<text:s text:c="5"/>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/00/0000</text:date>, <text:time style:data-style-name="N2" text:time-value="15:34:28.0343844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9:09:12.971334274</meta:creation-date>
    <dc:date>2017-06-10T15:45:38.025361627</dc:date>
    <meta:editing-duration>PT46M5S</meta:editing-duration>
    <meta:editing-cycles>12</meta:editing-cycles>
    <meta:generator>LibreOffice/5.3.3.2$Linux_X86_64 LibreOffice_project/30m0$Build-2</meta:generator>
    <meta:document-statistic meta:table-count="1" meta:cell-count="220" meta:object-count="0"/>
  </office:meta>
</office:document-meta>
</file>